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4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31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9cm"/>
      <style:paragraph-properties style:writing-mode="lr-tb"/>
    </style:style>
    <style:style style:name="gr33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19cm" fo:min-width="0.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9cm" fo:min-width="0.71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38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89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43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font-name-complex="Liberation Sans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 style:writing-mode="lr-tb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3465a4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font-name-complex="Liberation Sans" style:font-size-complex="12pt" style:text-scale="100%" style:text-overline-style="none" style:text-overline-color="font-colo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line-height="100%" fo:text-align="end"/>
    </style:style>
    <style:style style:name="P15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3465a4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color="#3465a4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9" style:family="paragraph">
      <style:paragraph-properties fo:text-align="center"/>
      <style:text-properties fo:font-size="6pt" style:font-size-asian="6pt" style:font-size-complex="6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T1" style:family="text">
      <style:text-properties fo:color="#2a6099" style:text-outline="false" style:text-line-through-style="none" style:text-line-through-type="none" style:font-name="Liberation Sans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3pt" style:font-name-complex="Liberation Sans" style:font-size-complex="13pt" style:text-scale="100%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ea7500" fo:font-size="8pt" style:font-size-asian="8pt" style:font-size-complex="8pt"/>
    </style:style>
    <style:style style:name="T4" style:family="text">
      <style:text-properties fo:color="#3465a4" fo:font-size="8pt" style:font-size-asian="8pt" style:font-size-complex="8pt"/>
    </style:style>
    <style:style style:name="T5" style:family="text">
      <style:text-properties fo:color="#2a6099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font-name-complex="Liberation Sans" style:font-size-complex="10pt" style:text-scale="100%" style:text-overline-style="none" style:text-overline-color="font-color"/>
    </style:style>
    <style:style style:name="T6" style:family="text">
      <style:text-properties fo:color="#2a6099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font-name-complex="Liberation Sans" style:font-size-complex="12pt" style:text-scale="100%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3465a4" fo:font-size="16pt" style:font-size-asian="16pt" style:font-size-complex="16pt"/>
    </style:style>
    <style:style style:name="T9" style:family="text">
      <style:text-properties fo:color="#3465a4" fo:font-size="5.40000009536743pt" style:font-size-asian="5.40000009536743pt" style:font-size-complex="5.40000009536743pt"/>
    </style:style>
    <style:style style:name="T10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draw:transform="rotate (1.5707963267949) translate (14.2cm 13.4cm)" svg:viewBox="0 0 800 0" svg:d="M0 0c200 0 600 0 800 0">
            <text:p/>
          </draw:path>
          <draw:path draw:style-name="gr1" draw:text-style-name="P1" draw:layer="layout" svg:width="0.799cm" svg:height="0cm" draw:transform="rotate (1.5707963267949) translate (13.8cm 13.4cm)" svg:viewBox="0 0 800 0" svg:d="M0 0c200 0 600 0 800 0">
            <text:p/>
          </draw:path>
          <draw:path draw:style-name="gr1" draw:text-style-name="P1" draw:layer="layout" svg:width="0cm" svg:height="0.799cm" draw:transform="rotate (-1.5707963267949) translate (13.8cm 13cm)" svg:viewBox="0 0 0 800" svg:d="M0 800c0-267 0-533 0-800">
            <text:p/>
          </draw:path>
          <draw:path draw:style-name="gr1" draw:text-style-name="P1" draw:layer="layout" svg:width="0cm" svg:height="0.799cm" draw:transform="rotate (-1.5707963267949) translate (15cm 13cm)" svg:viewBox="0 0 0 800" svg:d="M0 800c0-267 0-533 0-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13.575cm 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5cm" svg:y1="9cm" svg:x2="14.277cm" svg:y2="9cm">
              <text:p/>
            </draw:line>
            <draw:line draw:style-name="gr4" draw:text-style-name="P1" draw:layer="layout" svg:x1="13.714cm" svg:y1="9cm" svg:x2="13cm" svg:y2="9cm">
              <text:p/>
            </draw:line>
            <draw:custom-shape draw:style-name="gr9" draw:text-style-name="P5" draw:layer="layout" svg:width="2cm" svg:height="1cm" svg:x="13cm" svg:y="8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4.3cm" svg:x2="6.4cm" svg:y2="4.3cm">
            <text:p/>
          </draw:line>
          <draw:line draw:style-name="gr4" draw:text-style-name="P1" draw:layer="layout" svg:x1="5.7cm" svg:y1="4.5cm" svg:x2="6.3cm" svg:y2="4.5cm">
            <text:p/>
          </draw:line>
          <draw:line draw:style-name="gr4" draw:text-style-name="P1" draw:layer="layout" svg:x1="5.8cm" svg:y1="4.7cm" svg:x2="6.2cm" svg:y2="4.7cm">
            <text:p/>
          </draw:line>
          <draw:line draw:style-name="gr4" draw:text-style-name="P1" draw:layer="layout" svg:x1="6cm" svg:y1="4.3cm" svg:x2="6cm" svg:y2="4cm">
            <text:p/>
          </draw:line>
        </draw:g>
        <draw:line draw:style-name="gr4" draw:text-style-name="P1" draw:layer="layout" svg:x1="7.5cm" svg:y1="8cm" svg:x2="9.5cm" svg:y2="8cm">
          <text:p/>
        </draw:line>
        <draw:custom-shape draw:style-name="gr10" draw:text-style-name="P6" draw:layer="layout" svg:width="0.4cm" svg:height="0.4cm" draw:transform="rotate (1.5707963267949) translate (8.3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custom-shape draw:style-name="gr11" draw:text-style-name="P7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2.085cm" svg:height="0.725cm" svg:x="1.415cm" svg:y="9.675cm">
          <draw:text-box>
            <text:p><text:span text:style-name="T2">Junction</text:span></text:p>
          </draw:text-box>
        </draw:frame>
        <draw:frame draw:style-name="gr13" draw:text-style-name="P8" draw:layer="layout" svg:width="2.102cm" svg:height="0.725cm" svg:x="1.3cm" svg:y="10.575cm">
          <draw:text-box>
            <text:p><text:span text:style-name="T2">Terminal</text:span></text:p>
          </draw:text-box>
        </draw:frame>
        <draw:custom-shape draw:style-name="gr14" draw:text-style-name="P9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5" draw:text-style-name="P8" draw:layer="layout" svg:width="1.37cm" svg:height="0.725cm" svg:x="1.315cm" svg:y="8.6cm">
          <draw:text-box>
            <text:p><text:span text:style-name="T2">Wire</text:span></text:p>
          </draw:text-box>
        </draw:frame>
        <draw:frame draw:style-name="gr16" draw:text-style-name="P10" draw:layer="layout" svg:width="1.73cm" svg:height="0.725cm" svg:x="1.37cm" svg:y="11.6cm">
          <draw:text-box>
            <text:p><text:span text:style-name="T3">Comment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7" draw:text-style-name="P11" draw:layer="layout" svg:width="1.256cm" svg:height="0.725cm" svg:x="1.37cm" svg:y="12.5cm">
          <draw:text-box>
            <text:p><text:span text:style-name="T4">Value</text:span></text:p>
          </draw:text-box>
        </draw:frame>
        <draw:g>
          <draw:line draw:style-name="gr4" draw:text-style-name="P1" draw:layer="layout" svg:x1="1.5cm" svg:y1="6cm" svg:x2="2cm" svg:y2="5.5cm">
            <text:p/>
          </draw:line>
          <draw:line draw:style-name="gr4" draw:text-style-name="P1" draw:layer="layout" svg:x1="2cm" svg:y1="6.5cm" svg:x2="2.5cm" svg:y2="6cm">
            <text:p/>
          </draw:line>
          <draw:line draw:style-name="gr4" draw:text-style-name="P1" draw:layer="layout" svg:x1="2cm" svg:y1="5.5cm" svg:x2="2.5cm" svg:y2="6cm">
            <text:p/>
          </draw:line>
          <draw:line draw:style-name="gr4" draw:text-style-name="P1" draw:layer="layout" svg:x1="1.5cm" svg:y1="6cm" svg:x2="2cm" svg:y2="6.5cm">
            <text:p/>
          </draw:line>
          <draw:line draw:style-name="gr4" draw:text-style-name="P1" draw:layer="layout" svg:x1="2cm" svg:y1="6.5cm" svg:x2="2cm" svg:y2="7cm">
            <text:p/>
          </draw:line>
          <draw:line draw:style-name="gr4" draw:text-style-name="P1" draw:layer="layout" svg:x1="2cm" svg:y1="5cm" svg:x2="2cm" svg:y2="5.5cm">
            <text:p/>
          </draw:line>
          <draw:line draw:style-name="gr4" draw:text-style-name="P1" draw:layer="layout" svg:x1="2cm" svg:y1="5.8cm" svg:x2="2cm" svg:y2="6.2cm">
            <text:p/>
          </draw:line>
          <draw:line draw:style-name="gr4" draw:text-style-name="P1" draw:layer="layout" svg:x1="2.15cm" svg:y1="6.05cm" svg:x2="2cm" svg:y2="6.2cm">
            <text:p/>
          </draw:line>
          <draw:line draw:style-name="gr4" draw:text-style-name="P1" draw:layer="layout" svg:x1="1.85cm" svg:y1="6.05cm" svg:x2="2cm" svg:y2="6.2cm">
            <text:p/>
          </draw:line>
        </draw:g>
        <draw:g>
          <draw:frame draw:style-name="gr3" draw:text-style-name="P3" draw:layer="layout" svg:width="0.407cm" svg:height="0.613cm" svg:x="6.2cm" svg:y="11.5cm">
            <draw:text-box>
              <text:p text:style-name="P2"><text:span text:style-name="T5">+</text:span></text:p>
            </draw:text-box>
          </draw:frame>
          <draw:custom-shape draw:style-name="gr5" draw:text-style-name="P5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2" draw:layer="layout" svg:width="0.4cm" svg:height="0.613cm" svg:x="6.848cm" svg:y="11.651cm">
            <draw:text-box>
              <text:p text:style-name="P2"><text:span text:style-name="T6">∑</text:span></text:p>
            </draw:text-box>
          </draw:frame>
          <draw:frame draw:style-name="gr3" draw:text-style-name="P3" draw:layer="layout" svg:width="0.407cm" svg:height="0.613cm" svg:x="6.7cm" svg:y="12.387cm">
            <draw:text-box>
              <text:p text:style-name="P2"><text:span text:style-name="T5">-</text:span></text:p>
            </draw:text-box>
          </draw:frame>
          <draw:line draw:style-name="gr4" draw:text-style-name="P1" draw:layer="layout" svg:x1="6cm" svg:y1="12cm" svg:x2="6.5cm" svg:y2="12cm">
            <text:p/>
          </draw:line>
          <draw:line draw:style-name="gr4" draw:text-style-name="P1" draw:layer="layout" svg:x1="7cm" svg:y1="12.5cm" svg:x2="7cm" svg:y2="13cm">
            <text:p/>
          </draw:line>
          <draw:line draw:style-name="gr4" draw:text-style-name="P1" draw:layer="layout" svg:x1="7.5cm" svg:y1="12cm" svg:x2="8cm" svg:y2="12cm">
            <text:p/>
          </draw:line>
        </draw:g>
        <draw:frame draw:style-name="gr19" draw:text-style-name="P13" draw:layer="layout" svg:width="1.937cm" svg:height="0.887cm" svg:x="6.134cm" svg:y="10.4cm">
          <draw:text-box>
            <text:p text:style-name="P2"><text:span text:style-name="T7">Summation</text:span><text:span text:style-name="T7"><text:line-break/></text:span><text:span text:style-name="T7">Node</text:span></text:p>
          </draw:text-box>
        </draw:frame>
        <draw:g>
          <draw:line draw:style-name="gr4" draw:text-style-name="P1" draw:layer="layout" svg:x1="17.5cm" svg:y1="9.5cm" svg:x2="17.5cm" svg:y2="11.5cm">
            <text:p/>
          </draw:line>
          <draw:line draw:style-name="gr4" draw:text-style-name="P1" draw:layer="layout" svg:x1="17.5cm" svg:y1="9.5cm" svg:x2="19.5cm" svg:y2="10.5cm">
            <text:p/>
          </draw:line>
          <draw:line draw:style-name="gr4" draw:text-style-name="P1" draw:layer="layout" svg:x1="17.5cm" svg:y1="11.5cm" svg:x2="19.5cm" svg:y2="10.5cm">
            <text:p/>
          </draw:line>
          <draw:frame draw:style-name="gr20" draw:text-style-name="P11" draw:layer="layout" svg:width="0.832cm" svg:height="0.878cm" svg:x="17.389cm" svg:y="9.565cm">
            <draw:text-box>
              <text:p><text:span text:style-name="T8">+</text:span></text:p>
            </draw:text-box>
          </draw:frame>
          <draw:frame draw:style-name="gr21" draw:text-style-name="P15" draw:layer="layout" svg:width="0.688cm" svg:height="0.878cm" svg:x="17.44cm" svg:y="10.525cm">
            <draw:text-box>
              <text:p text:style-name="P14"><text:span text:style-name="T8">-</text:span></text:p>
            </draw:text-box>
          </draw:frame>
          <draw:line draw:style-name="gr4" draw:text-style-name="P1" draw:layer="layout" svg:x1="17cm" svg:y1="10cm" svg:x2="17.5cm" svg:y2="10cm">
            <text:p/>
          </draw:line>
          <draw:line draw:style-name="gr4" draw:text-style-name="P1" draw:layer="layout" svg:x1="17cm" svg:y1="11cm" svg:x2="17.5cm" svg:y2="11cm">
            <text:p/>
          </draw:line>
          <draw:line draw:style-name="gr4" draw:text-style-name="P1" draw:layer="layout" svg:x1="19.5cm" svg:y1="10.5cm" svg:x2="20cm" svg:y2="10.5cm">
            <text:p/>
          </draw:line>
        </draw:g>
        <draw:g>
          <draw:line draw:style-name="gr4" draw:text-style-name="P1" draw:layer="layout" svg:x1="13cm" svg:y1="12cm" svg:x2="13.4cm" svg:y2="12cm">
            <text:p/>
          </draw:line>
          <draw:line draw:style-name="gr4" draw:text-style-name="P1" draw:layer="layout" svg:x1="14.6cm" svg:y1="12cm" svg:x2="15cm" svg:y2="12cm">
            <text:p/>
          </draw:line>
          <draw:line draw:style-name="gr4" draw:text-style-name="P1" draw:layer="layout" svg:x1="14.6cm" svg:y1="11.8cm" svg:x2="14.6cm" svg:y2="12.2cm">
            <text:p/>
          </draw:line>
          <draw:line draw:style-name="gr4" draw:text-style-name="P1" draw:layer="layout" svg:x1="13.4cm" svg:y1="11.8cm" svg:x2="13.4cm" svg:y2="12.2cm">
            <text:p/>
          </draw:line>
          <draw:line draw:style-name="gr4" draw:text-style-name="P1" draw:layer="layout" svg:x1="13.4cm" svg:y1="11.8cm" svg:x2="14.6cm" svg:y2="11.8cm">
            <text:p/>
          </draw:line>
          <draw:line draw:style-name="gr4" draw:text-style-name="P1" draw:layer="layout" svg:x1="13.4cm" svg:y1="12.2cm" svg:x2="14.6cm" svg:y2="12.2cm">
            <text:p/>
          </draw:line>
        </draw:g>
        <draw:g>
          <draw:line draw:style-name="gr4" draw:text-style-name="P1" draw:layer="layout" svg:x1="21.6cm" svg:y1="7.7cm" svg:x2="23.4cm" svg:y2="7.7cm">
            <text:p/>
          </draw:line>
          <draw:line draw:style-name="gr4" draw:text-style-name="P1" draw:layer="layout" svg:x1="21.6cm" svg:y1="9.8cm" svg:x2="23.4cm" svg:y2="9.8cm">
            <text:p/>
          </draw:line>
          <draw:line draw:style-name="gr4" draw:text-style-name="P1" draw:layer="layout" svg:x1="21.6cm" svg:y1="9.8cm" svg:x2="21.6cm" svg:y2="7.7cm">
            <text:p/>
          </draw:line>
          <draw:line draw:style-name="gr4" draw:text-style-name="P1" draw:layer="layout" svg:x1="23.4cm" svg:y1="9.8cm" svg:x2="23.4cm" svg:y2="7.7cm">
            <text:p/>
          </draw:line>
          <draw:line draw:style-name="gr4" draw:text-style-name="P1" draw:layer="layout" svg:x1="23.4cm" svg:y1="8cm" svg:x2="24cm" svg:y2="8cm">
            <text:p/>
          </draw:line>
          <draw:line draw:style-name="gr4" draw:text-style-name="P1" draw:layer="layout" svg:x1="23.4cm" svg:y1="8.5cm" svg:x2="24cm" svg:y2="8.5cm">
            <text:p/>
          </draw:line>
          <draw:line draw:style-name="gr4" draw:text-style-name="P1" draw:layer="layout" svg:x1="23.4cm" svg:y1="9cm" svg:x2="24cm" svg:y2="9cm">
            <text:p/>
          </draw:line>
          <draw:line draw:style-name="gr4" draw:text-style-name="P1" draw:layer="layout" svg:x1="23.4cm" svg:y1="9.5cm" svg:x2="24cm" svg:y2="9.5cm">
            <text:p/>
          </draw:line>
          <draw:line draw:style-name="gr4" draw:text-style-name="P1" draw:layer="layout" svg:x1="21cm" svg:y1="8cm" svg:x2="21.6cm" svg:y2="8cm">
            <text:p/>
          </draw:line>
          <draw:line draw:style-name="gr4" draw:text-style-name="P1" draw:layer="layout" svg:x1="21cm" svg:y1="8.5cm" svg:x2="21.6cm" svg:y2="8.5cm">
            <text:p/>
          </draw:line>
          <draw:line draw:style-name="gr4" draw:text-style-name="P1" draw:layer="layout" svg:x1="21cm" svg:y1="9cm" svg:x2="21.6cm" svg:y2="9cm">
            <text:p/>
          </draw:line>
          <draw:line draw:style-name="gr4" draw:text-style-name="P1" draw:layer="layout" svg:x1="21cm" svg:y1="9.5cm" svg:x2="21.6cm" svg:y2="9.5cm">
            <text:p/>
          </draw:line>
          <draw:frame draw:style-name="gr22" draw:text-style-name="P16" draw:layer="layout" svg:width="1.014cm" svg:height="0.467cm" svg:x="21.576cm" svg:y="7.765cm">
            <draw:text-box>
              <text:p text:style-name="P2"><text:span text:style-name="T9">OUTA</text:span></text:p>
            </draw:text-box>
          </draw:frame>
          <draw:frame draw:style-name="gr23" draw:text-style-name="P16" draw:layer="layout" svg:width="0.925cm" svg:height="0.5cm" svg:x="21.594cm" svg:y="8.245cm">
            <draw:text-box>
              <text:p text:style-name="P2"><text:span text:style-name="T9">-IN A</text:span></text:p>
            </draw:text-box>
          </draw:frame>
          <draw:frame draw:style-name="gr24" draw:text-style-name="P16" draw:layer="layout" svg:width="0.972cm" svg:height="0.5cm" svg:x="21.558cm" svg:y="8.739cm">
            <draw:text-box>
              <text:p text:style-name="P2"><text:span text:style-name="T9">+IN A</text:span></text:p>
            </draw:text-box>
          </draw:frame>
          <draw:frame draw:style-name="gr25" draw:text-style-name="P17" draw:layer="layout" svg:width="0.684cm" svg:height="0.5cm" svg:x="21.7cm" svg:y="9.255cm">
            <draw:text-box>
              <text:p><text:span text:style-name="T9">V-</text:span></text:p>
            </draw:text-box>
          </draw:frame>
          <draw:frame draw:style-name="gr26" draw:text-style-name="P16" draw:layer="layout" svg:width="1.1cm" svg:height="0.5cm" svg:x="22.636cm" svg:y="7.748cm">
            <draw:text-box>
              <text:p text:style-name="P2"><text:span text:style-name="T9">V+</text:span></text:p>
            </draw:text-box>
          </draw:frame>
          <draw:frame draw:style-name="gr27" draw:text-style-name="P16" draw:layer="layout" svg:width="0.938cm" svg:height="0.467cm" svg:x="22.52cm" svg:y="8.764cm">
            <draw:text-box>
              <text:p text:style-name="P2"><text:span text:style-name="T9">-IN B</text:span></text:p>
            </draw:text-box>
          </draw:frame>
          <draw:frame draw:style-name="gr28" draw:text-style-name="P16" draw:layer="layout" svg:width="0.972cm" svg:height="0.467cm" svg:x="22.482cm" svg:y="9.265cm">
            <draw:text-box>
              <text:p text:style-name="P2"><text:span text:style-name="T9">+IN A</text:span></text:p>
            </draw:text-box>
          </draw:frame>
          <draw:frame draw:style-name="gr29" draw:text-style-name="P16" draw:layer="layout" svg:width="1.027cm" svg:height="0.467cm" svg:x="22.5cm" svg:y="8.273cm">
            <draw:text-box>
              <text:p text:style-name="P2"><text:span text:style-name="T9">OUTB</text:span></text:p>
            </draw:text-box>
          </draw:frame>
        </draw:g>
        <draw:g>
          <draw:line draw:style-name="gr4" draw:text-style-name="P1" draw:layer="layout" svg:x1="17.3cm" svg:y1="12.3cm" svg:x2="17.3cm" svg:y2="13.7cm">
            <text:p/>
          </draw:line>
          <draw:line draw:style-name="gr4" draw:text-style-name="P1" draw:layer="layout" svg:x1="17.3cm" svg:y1="12.3cm" svg:x2="18.5cm" svg:y2="13cm">
            <text:p/>
          </draw:line>
          <draw:line draw:style-name="gr4" draw:text-style-name="P1" draw:layer="layout" svg:x1="17.3cm" svg:y1="13.7cm" svg:x2="18.5cm" svg:y2="13cm">
            <text:p/>
          </draw:line>
          <draw:line draw:style-name="gr4" draw:text-style-name="P1" draw:layer="layout" svg:x1="17cm" svg:y1="13cm" svg:x2="17.3cm" svg:y2="13cm">
            <text:p/>
          </draw:line>
          <draw:line draw:style-name="gr4" draw:text-style-name="P1" draw:layer="layout" svg:x1="18.7cm" svg:y1="13cm" svg:x2="19cm" svg:y2="13cm">
            <text:p/>
          </draw:line>
          <draw:custom-shape draw:style-name="gr14" draw:text-style-name="P9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0" draw:text-style-name="P18" draw:layer="layout" svg:width="1.467cm" svg:height="0.489cm" svg:x="17.3cm" svg:y="11.9cm">
          <draw:text-box>
            <text:p text:style-name="P2"><text:span text:style-name="T10">NOT Gate</text:span></text:p>
          </draw:text-box>
        </draw:frame>
        <draw:g>
          <draw:path draw:style-name="gr1" draw:text-style-name="P1" draw:layer="layout" svg:width="0.799cm" svg:height="0cm" svg:x="14.6cm" svg:y="15.8cm" svg:viewBox="0 0 800 0" svg:d="M0 0c200 0 600 0 800 0">
            <text:p/>
          </draw:path>
          <draw:path draw:style-name="gr1" draw:text-style-name="P1" draw:layer="layout" svg:width="0cm" svg:height="0.799cm" svg:x="15cm" svg:y="15cm" svg:viewBox="0 0 0 800" svg:d="M0 0c0 267 0 533 0 800">
            <text:p/>
          </draw:path>
          <draw:path draw:style-name="gr1" draw:text-style-name="P1" draw:layer="layout" svg:width="0cm" svg:height="0.899cm" svg:x="15cm" svg:y="16.1cm" svg:viewBox="0 0 0 900" svg:d="M0 0c0 267 0 633 0 900">
            <text:p/>
          </draw:path>
          <draw:path draw:style-name="gr4" draw:text-style-name="P1" draw:layer="layout" svg:width="0.639cm" svg:height="0.487cm" draw:transform="rotate (0.643502895210309) translate (14.5953067688017cm 16.2937423816913cm)" svg:viewBox="0 0 640 488" svg:d="M0 8c560-80 640 480 640 480">
            <text:p/>
          </draw:path>
          <draw:line draw:style-name="gr4" draw:text-style-name="P1" draw:layer="layout" svg:x1="15.2cm" svg:y1="15.5cm" svg:x2="15.2cm" svg:y2="15.7cm">
            <text:p/>
          </draw:line>
          <draw:line draw:style-name="gr4" draw:text-style-name="P1" draw:layer="layout" svg:x1="15.3cm" svg:y1="15.6cm" svg:x2="15.1cm" svg:y2="15.6cm">
            <text:p/>
          </draw:line>
        </draw:g>
        <draw:g>
          <draw:g>
            <draw:path draw:style-name="gr1" draw:text-style-name="P1" draw:layer="layout" svg:width="0.799cm" svg:height="0cm" svg:x="12.6cm" svg:y="16.2cm" svg:viewBox="0 0 800 0" svg:d="M0 0c200 0 600 0 800 0">
              <text:p/>
            </draw:path>
            <draw:path draw:style-name="gr1" draw:text-style-name="P1" draw:layer="layout" svg:width="0.799cm" svg:height="0cm" svg:x="12.6cm" svg:y="15.8cm" svg:viewBox="0 0 800 0" svg:d="M0 0c200 0 600 0 800 0">
              <text:p/>
            </draw:path>
            <draw:path draw:style-name="gr1" draw:text-style-name="P1" draw:layer="layout" svg:width="0cm" svg:height="0.799cm" svg:x="13cm" svg:y="15cm" svg:viewBox="0 0 0 800" svg:d="M0 0c0 267 0 533 0 800">
              <text:p/>
            </draw:path>
            <draw:path draw:style-name="gr1" draw:text-style-name="P1" draw:layer="layout" svg:width="0cm" svg:height="0.799cm" svg:x="13cm" svg:y="16.2cm" svg:viewBox="0 0 0 800" svg:d="M0 0c0 267 0 533 0 800">
              <text:p/>
            </draw:path>
            <draw:line draw:style-name="gr4" draw:text-style-name="P1" draw:layer="layout" svg:x1="12.5cm" svg:y1="16.5cm" svg:x2="13.5cm" svg:y2="15.5cm">
              <text:p/>
            </draw:line>
            <draw:custom-shape draw:style-name="gr31" draw:text-style-name="P7" draw:layer="layout" svg:width="0.199cm" svg:height="0.2cm" draw:transform="rotate (0.785398163397448) translate (13.318cm 1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32" draw:text-style-name="P13" draw:layer="layout" svg:width="1.213cm" svg:height="0.569cm" svg:x="8.056cm" svg:y="14cm">
          <draw:text-box>
            <text:p text:style-name="P2"><text:span text:style-name="T7">GDTs</text:span></text:p>
          </draw:text-box>
        </draw:frame>
        <draw:g>
          <draw:custom-shape draw:style-name="gr5" draw:text-style-name="P5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cm" svg:y1="17cm" svg:x2="7cm" svg:y2="16.2cm">
            <text:p/>
          </draw:line>
          <draw:line draw:style-name="gr4" draw:text-style-name="P1" draw:layer="layout" svg:x1="7cm" svg:y1="15.8cm" svg:x2="7cm" svg:y2="15cm">
            <text:p/>
          </draw:line>
          <draw:custom-shape draw:style-name="gr31" draw:text-style-name="P7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" draw:text-style-name="P7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3" draw:text-style-name="P7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4" draw:text-style-name="P20" draw:layer="layout" svg:width="1.569cm" svg:height="0.489cm" svg:x="6.231cm" svg:y="14.511cm">
          <draw:text-box>
            <text:p text:style-name="P19"><text:span text:style-name="T10">2-electrode</text:span></text:p>
          </draw:text-box>
        </draw:frame>
        <draw:frame draw:style-name="gr35" draw:text-style-name="P20" draw:layer="layout" svg:width="1.569cm" svg:height="0.489cm" svg:x="9.231cm" svg:y="14.5cm">
          <draw:text-box>
            <text:p text:style-name="P19"><text:span text:style-name="T10">3-electrode</text:span></text:p>
          </draw:text-box>
        </draw:frame>
        <draw:g>
          <draw:custom-shape draw:style-name="gr5" draw:text-style-name="P5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0cm" svg:y1="17cm" svg:x2="10cm" svg:y2="16.2cm">
            <text:p/>
          </draw:line>
          <draw:line draw:style-name="gr4" draw:text-style-name="P1" draw:layer="layout" svg:x1="10cm" svg:y1="15.8cm" svg:x2="10cm" svg:y2="15cm">
            <text:p/>
          </draw:line>
          <draw:custom-shape draw:style-name="gr31" draw:text-style-name="P7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" draw:text-style-name="P7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3" draw:text-style-name="P7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9cm" svg:y1="16cm" svg:x2="10.1cm" svg:y2="16cm">
            <text:p/>
          </draw:line>
        </draw:g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36" draw:text-style-name="P18" draw:layer="layout" svg:width="1.069cm" svg:height="0.569cm" svg:x="2.631cm" svg:y="3.731cm">
          <draw:text-box>
            <text:p text:style-name="P2"><text:span text:style-name="T7">Sine</text:span></text:p>
          </draw:text-box>
        </draw:frame>
        <draw:g>
          <draw:line draw:style-name="gr4" draw:text-style-name="P1" draw:layer="layout" svg:x1="2cm" svg:y1="6cm" svg:x2="2.3cm" svg:y2="6cm">
            <text:p/>
          </draw:line>
          <draw:line draw:style-name="gr4" draw:text-style-name="P1" draw:layer="layout" svg:x1="2.3cm" svg:y1="6cm" svg:x2="2.3cm" svg:y2="5.6cm">
            <text:p/>
          </draw:line>
          <draw:line draw:style-name="gr4" draw:text-style-name="P1" draw:layer="layout" svg:x1="2.7cm" svg:y1="6cm" svg:x2="2.7cm" svg:y2="5.6cm">
            <text:p/>
          </draw:line>
          <draw:line draw:style-name="gr4" draw:text-style-name="P1" draw:layer="layout" svg:x1="2.3cm" svg:y1="5.6cm" svg:x2="2.7cm" svg:y2="5.6cm">
            <text:p/>
          </draw:line>
          <draw:line draw:style-name="gr4" draw:text-style-name="P1" draw:layer="layout" svg:x1="2.7cm" svg:y1="6cm" svg:x2="3cm" svg:y2="6cm">
            <text:p/>
          </draw:line>
        </draw:g>
        <draw:frame draw:style-name="gr37" draw:text-style-name="P18" draw:layer="layout" svg:width="1.412cm" svg:height="0.569cm" svg:x="2.931cm" svg:y="5.5cm">
          <draw:text-box>
            <text:p text:style-name="P2"><text:span text:style-name="T7">Square</text:span></text:p>
          </draw:text-box>
        </draw:frame>
      </draw:page>
      <draw:page draw:name="page3" draw:style-name="dp1" draw:master-page-name="Default">
        <draw:g>
          <draw:line draw:style-name="gr4" draw:text-style-name="P1" draw:layer="layout" svg:x1="7.4cm" svg:y1="6.5cm" svg:x2="7.4cm" svg:y2="7.5cm">
            <text:p/>
          </draw:line>
          <draw:line draw:style-name="gr4" draw:text-style-name="P1" draw:layer="layout" svg:x1="7.6cm" svg:y1="6.3cm" svg:x2="7.6cm" svg:y2="6.7cm">
            <text:p/>
          </draw:line>
          <draw:line draw:style-name="gr4" draw:text-style-name="P1" draw:layer="layout" svg:x1="7.6cm" svg:y1="6.8cm" svg:x2="7.6cm" svg:y2="7.2cm">
            <text:p/>
          </draw:line>
          <draw:line draw:style-name="gr4" draw:text-style-name="P1" draw:layer="layout" svg:x1="7.6cm" svg:y1="7.3cm" svg:x2="7.6cm" svg:y2="7.7cm">
            <text:p/>
          </draw:line>
          <draw:line draw:style-name="gr4" draw:text-style-name="P1" draw:layer="layout" svg:x1="7.6cm" svg:y1="7.5cm" svg:x2="8cm" svg:y2="7.5cm">
            <text:p/>
          </draw:line>
          <draw:line draw:style-name="gr4" draw:text-style-name="P1" draw:layer="layout" svg:x1="7.6cm" svg:y1="7cm" svg:x2="8cm" svg:y2="7cm">
            <text:p/>
          </draw:line>
          <draw:line draw:style-name="gr4" draw:text-style-name="P1" draw:layer="layout" svg:x1="8cm" svg:y1="8cm" svg:x2="8cm" svg:y2="7cm">
            <text:p/>
          </draw:line>
          <draw:line draw:style-name="gr4" draw:text-style-name="P1" draw:layer="layout" svg:x1="7.6cm" svg:y1="6.5cm" svg:x2="8cm" svg:y2="6.5cm">
            <text:p/>
          </draw:line>
          <draw:line draw:style-name="gr4" draw:text-style-name="P1" draw:layer="layout" svg:x1="8cm" svg:y1="6.5cm" svg:x2="8cm" svg:y2="6cm">
            <text:p/>
          </draw:line>
          <draw:line draw:style-name="gr4" draw:text-style-name="P1" draw:layer="layout" svg:x1="7cm" svg:y1="7.5cm" svg:x2="7.4cm" svg:y2="7.5cm">
            <text:p/>
          </draw:line>
          <draw:custom-shape draw:style-name="gr11" draw:text-style-name="P7" draw:layer="layout" svg:width="0.2cm" svg:height="0.2cm" draw:transform="rotate (1.5707963267949) translate (7.7cm 7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0.3cm" svg:y1="7.3cm" svg:x2="10.3cm" svg:y2="6.7cm">
            <text:p/>
          </draw:line>
          <draw:custom-shape draw:style-name="gr10" draw:text-style-name="P6" draw:layer="layout" svg:width="0.2cm" svg:height="0.12cm" svg:x="10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0.2cm" svg:y1="6.94cm" svg:x2="10.4cm" svg:y2="6.94cm">
            <text:p/>
          </draw:line>
          <draw:line draw:style-name="gr4" draw:text-style-name="P1" draw:layer="layout" svg:x1="10.3cm" svg:y1="6.7cm" svg:x2="10.3cm" svg:y2="6.5cm">
            <text:p/>
          </draw:line>
          <draw:line draw:style-name="gr4" draw:text-style-name="P1" draw:layer="layout" svg:x1="10.3cm" svg:y1="7.5cm" svg:x2="10.3cm" svg:y2="7.3cm">
            <text:p/>
          </draw:line>
          <draw:line draw:style-name="gr4" draw:text-style-name="P1" draw:layer="layout" svg:x1="10.3cm" svg:y1="6.5cm" svg:x2="10cm" svg:y2="6.5cm">
            <text:p/>
          </draw:line>
          <draw:g>
            <draw:line draw:style-name="gr4" draw:text-style-name="P1" draw:layer="layout" svg:x1="9.4cm" svg:y1="6.5cm" svg:x2="9.4cm" svg:y2="7.5cm">
              <text:p/>
            </draw:line>
            <draw:line draw:style-name="gr4" draw:text-style-name="P1" draw:layer="layout" svg:x1="9.6cm" svg:y1="6.3cm" svg:x2="9.6cm" svg:y2="6.7cm">
              <text:p/>
            </draw:line>
            <draw:line draw:style-name="gr4" draw:text-style-name="P1" draw:layer="layout" svg:x1="9.6cm" svg:y1="6.8cm" svg:x2="9.6cm" svg:y2="7.2cm">
              <text:p/>
            </draw:line>
            <draw:line draw:style-name="gr4" draw:text-style-name="P1" draw:layer="layout" svg:x1="9.6cm" svg:y1="7.3cm" svg:x2="9.6cm" svg:y2="7.7cm">
              <text:p/>
            </draw:line>
            <draw:line draw:style-name="gr4" draw:text-style-name="P1" draw:layer="layout" svg:x1="9.6cm" svg:y1="7.5cm" svg:x2="10cm" svg:y2="7.5cm">
              <text:p/>
            </draw:line>
            <draw:line draw:style-name="gr4" draw:text-style-name="P1" draw:layer="layout" svg:x1="9.6cm" svg:y1="7cm" svg:x2="10cm" svg:y2="7cm">
              <text:p/>
            </draw:line>
            <draw:line draw:style-name="gr4" draw:text-style-name="P1" draw:layer="layout" svg:x1="10cm" svg:y1="8cm" svg:x2="10cm" svg:y2="7cm">
              <text:p/>
            </draw:line>
            <draw:line draw:style-name="gr4" draw:text-style-name="P1" draw:layer="layout" svg:x1="9.6cm" svg:y1="6.5cm" svg:x2="10cm" svg:y2="6.5cm">
              <text:p/>
            </draw:line>
            <draw:line draw:style-name="gr4" draw:text-style-name="P1" draw:layer="layout" svg:x1="10cm" svg:y1="6.5cm" svg:x2="10cm" svg:y2="6cm">
              <text:p/>
            </draw:line>
            <draw:line draw:style-name="gr4" draw:text-style-name="P1" draw:layer="layout" svg:x1="9cm" svg:y1="7.5cm" svg:x2="9.4cm" svg:y2="7.5cm">
              <text:p/>
            </draw:line>
            <draw:custom-shape draw:style-name="gr11" draw:text-style-name="P7" draw:layer="layout" svg:width="0.2cm" svg:height="0.2cm" draw:transform="rotate (1.5707963267949) translate (9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0.3cm" svg:y1="7.5cm" svg:x2="10cm" svg:y2="7.5cm">
            <text:p/>
          </draw:line>
        </draw:g>
        <draw:g>
          <draw:line draw:style-name="gr4" draw:text-style-name="P1" draw:layer="layout" svg:x1="7.4cm" svg:y1="4.5cm" svg:x2="7.4cm" svg:y2="3.5cm">
            <text:p/>
          </draw:line>
          <draw:line draw:style-name="gr4" draw:text-style-name="P1" draw:layer="layout" svg:x1="7.6cm" svg:y1="4.7cm" svg:x2="7.6cm" svg:y2="4.3cm">
            <text:p/>
          </draw:line>
          <draw:line draw:style-name="gr4" draw:text-style-name="P1" draw:layer="layout" svg:x1="7.6cm" svg:y1="4.2cm" svg:x2="7.6cm" svg:y2="3.8cm">
            <text:p/>
          </draw:line>
          <draw:line draw:style-name="gr4" draw:text-style-name="P1" draw:layer="layout" svg:x1="7.6cm" svg:y1="3.7cm" svg:x2="7.6cm" svg:y2="3.3cm">
            <text:p/>
          </draw:line>
          <draw:line draw:style-name="gr4" draw:text-style-name="P1" draw:layer="layout" svg:x1="7.6cm" svg:y1="3.5cm" svg:x2="8cm" svg:y2="3.5cm">
            <text:p/>
          </draw:line>
          <draw:line draw:style-name="gr4" draw:text-style-name="P1" draw:layer="layout" svg:x1="7.6cm" svg:y1="4cm" svg:x2="8cm" svg:y2="4cm">
            <text:p/>
          </draw:line>
          <draw:line draw:style-name="gr4" draw:text-style-name="P1" draw:layer="layout" svg:x1="8cm" svg:y1="3cm" svg:x2="8cm" svg:y2="4cm">
            <text:p/>
          </draw:line>
          <draw:line draw:style-name="gr4" draw:text-style-name="P1" draw:layer="layout" svg:x1="7.6cm" svg:y1="4.5cm" svg:x2="8cm" svg:y2="4.5cm">
            <text:p/>
          </draw:line>
          <draw:line draw:style-name="gr4" draw:text-style-name="P1" draw:layer="layout" svg:x1="8cm" svg:y1="4.5cm" svg:x2="8cm" svg:y2="5cm">
            <text:p/>
          </draw:line>
          <draw:line draw:style-name="gr4" draw:text-style-name="P1" draw:layer="layout" svg:x1="7cm" svg:y1="4.5cm" svg:x2="7.4cm" svg:y2="4.5cm">
            <text:p/>
          </draw:line>
          <draw:custom-shape draw:style-name="gr11" draw:text-style-name="P7" draw:layer="layout" svg:width="0.2cm" svg:height="0.2cm" draw:transform="rotate (1.5707963267949) translate (7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0.3cm" svg:y1="4.3cm" svg:x2="10.3cm" svg:y2="3.7cm">
              <text:p/>
            </draw:line>
            <draw:custom-shape draw:style-name="gr10" draw:text-style-name="P6" draw:layer="layout" svg:width="0.2cm" svg:height="0.12cm" svg:x="10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0.2cm" svg:y1="3.94cm" svg:x2="10.4cm" svg:y2="3.94cm">
              <text:p/>
            </draw:line>
            <draw:line draw:style-name="gr4" draw:text-style-name="P1" draw:layer="layout" svg:x1="10.3cm" svg:y1="3.7cm" svg:x2="10.3cm" svg:y2="3.5cm">
              <text:p/>
            </draw:line>
            <draw:line draw:style-name="gr4" draw:text-style-name="P1" draw:layer="layout" svg:x1="10.3cm" svg:y1="4.5cm" svg:x2="10.3cm" svg:y2="4.3cm">
              <text:p/>
            </draw:line>
            <draw:line draw:style-name="gr4" draw:text-style-name="P1" draw:layer="layout" svg:x1="10.3cm" svg:y1="3.5cm" svg:x2="10cm" svg:y2="3.5cm">
              <text:p/>
            </draw:line>
            <draw:line draw:style-name="gr4" draw:text-style-name="P1" draw:layer="layout" svg:x1="10.3cm" svg:y1="4.5cm" svg:x2="10cm" svg:y2="4.5cm">
              <text:p/>
            </draw:line>
          </draw:g>
          <draw:line draw:style-name="gr4" draw:text-style-name="P1" draw:layer="layout" svg:x1="9.4cm" svg:y1="4.5cm" svg:x2="9.4cm" svg:y2="3.5cm">
            <text:p/>
          </draw:line>
          <draw:line draw:style-name="gr4" draw:text-style-name="P1" draw:layer="layout" svg:x1="9.6cm" svg:y1="4.7cm" svg:x2="9.6cm" svg:y2="4.3cm">
            <text:p/>
          </draw:line>
          <draw:line draw:style-name="gr4" draw:text-style-name="P1" draw:layer="layout" svg:x1="9.6cm" svg:y1="4.2cm" svg:x2="9.6cm" svg:y2="3.8cm">
            <text:p/>
          </draw:line>
          <draw:line draw:style-name="gr4" draw:text-style-name="P1" draw:layer="layout" svg:x1="9.6cm" svg:y1="3.7cm" svg:x2="9.6cm" svg:y2="3.3cm">
            <text:p/>
          </draw:line>
          <draw:line draw:style-name="gr4" draw:text-style-name="P1" draw:layer="layout" svg:x1="9.6cm" svg:y1="3.5cm" svg:x2="10cm" svg:y2="3.5cm">
            <text:p/>
          </draw:line>
          <draw:line draw:style-name="gr4" draw:text-style-name="P1" draw:layer="layout" svg:x1="9.6cm" svg:y1="4cm" svg:x2="10cm" svg:y2="4cm">
            <text:p/>
          </draw:line>
          <draw:line draw:style-name="gr4" draw:text-style-name="P1" draw:layer="layout" svg:x1="10cm" svg:y1="3cm" svg:x2="10cm" svg:y2="4cm">
            <text:p/>
          </draw:line>
          <draw:line draw:style-name="gr4" draw:text-style-name="P1" draw:layer="layout" svg:x1="9.6cm" svg:y1="4.5cm" svg:x2="10cm" svg:y2="4.5cm">
            <text:p/>
          </draw:line>
          <draw:line draw:style-name="gr4" draw:text-style-name="P1" draw:layer="layout" svg:x1="10cm" svg:y1="4.5cm" svg:x2="10cm" svg:y2="5cm">
            <text:p/>
          </draw:line>
          <draw:line draw:style-name="gr4" draw:text-style-name="P1" draw:layer="layout" svg:x1="9cm" svg:y1="4.5cm" svg:x2="9.4cm" svg:y2="4.5cm">
            <text:p/>
          </draw:line>
          <draw:custom-shape draw:style-name="gr11" draw:text-style-name="P7" draw:layer="layout" svg:width="0.2cm" svg:height="0.2cm" draw:transform="rotate (1.5707963267949) translate (9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8" draw:text-style-name="P1" draw:layer="layout" svg:x1="4.5cm" svg:y1="3.7cm" svg:x2="4.5cm" svg:y2="4.3cm">
            <text:p/>
          </draw:line>
          <draw:line draw:style-name="gr4" draw:text-style-name="P1" draw:layer="layout" svg:x1="4.5cm" svg:y1="3.8cm" svg:x2="5cm" svg:y2="3.5cm">
            <text:p/>
          </draw:line>
          <draw:line draw:style-name="gr4" draw:text-style-name="P1" draw:layer="layout" svg:x1="4.5cm" svg:y1="4.2cm" svg:x2="5cm" svg:y2="4.5cm">
            <text:p/>
          </draw:line>
          <draw:line draw:style-name="gr4" draw:text-style-name="P1" draw:layer="layout" svg:x1="4cm" svg:y1="4cm" svg:x2="4.5cm" svg:y2="4cm">
            <text:p/>
          </draw:line>
          <draw:custom-shape draw:style-name="gr5" draw:text-style-name="P5" draw:layer="layout" svg:width="1cm" svg:height="1cm" svg:x="4.2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3cm" svg:x2="5cm" svg:y2="3.5cm">
            <text:p/>
          </draw:line>
          <draw:line draw:style-name="gr4" draw:text-style-name="P1" draw:layer="layout" svg:x1="5cm" svg:y1="4.5cm" svg:x2="5cm" svg:y2="5cm">
            <text:p/>
          </draw:line>
          <draw:custom-shape draw:style-name="gr11" draw:text-style-name="P7" draw:layer="layout" svg:width="0.2cm" svg:height="0.2cm" draw:transform="rotate (-0.99413954193597) translate (4.759cm 3.51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4.3cm" svg:y1="4.3cm" svg:x2="14.3cm" svg:y2="3.7cm">
              <text:p/>
            </draw:line>
            <draw:custom-shape draw:style-name="gr10" draw:text-style-name="P6" draw:layer="layout" svg:width="0.2cm" svg:height="0.12cm" svg:x="14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4.2cm" svg:y1="3.94cm" svg:x2="14.4cm" svg:y2="3.94cm">
              <text:p/>
            </draw:line>
            <draw:line draw:style-name="gr4" draw:text-style-name="P1" draw:layer="layout" svg:x1="14.3cm" svg:y1="3.7cm" svg:x2="14.3cm" svg:y2="3.5cm">
              <text:p/>
            </draw:line>
            <draw:line draw:style-name="gr4" draw:text-style-name="P1" draw:layer="layout" svg:x1="14.3cm" svg:y1="4.5cm" svg:x2="14.3cm" svg:y2="4.3cm">
              <text:p/>
            </draw:line>
            <draw:line draw:style-name="gr4" draw:text-style-name="P1" draw:layer="layout" svg:x1="14.3cm" svg:y1="3.5cm" svg:x2="14cm" svg:y2="3.5cm">
              <text:p/>
            </draw:line>
            <draw:line draw:style-name="gr4" draw:text-style-name="P1" draw:layer="layout" svg:x1="14.3cm" svg:y1="4.5cm" svg:x2="14cm" svg:y2="4.5cm">
              <text:p/>
            </draw:line>
          </draw:g>
          <draw:line draw:style-name="gr4" draw:text-style-name="P1" draw:layer="layout" svg:x1="13.4cm" svg:y1="4.5cm" svg:x2="13.4cm" svg:y2="3.5cm">
            <text:p/>
          </draw:line>
          <draw:line draw:style-name="gr4" draw:text-style-name="P1" draw:layer="layout" svg:x1="13.6cm" svg:y1="4.7cm" svg:x2="13.6cm" svg:y2="3.3cm">
            <text:p/>
          </draw:line>
          <draw:line draw:style-name="gr4" draw:text-style-name="P1" draw:layer="layout" svg:x1="13.6cm" svg:y1="3.5cm" svg:x2="14cm" svg:y2="3.5cm">
            <text:p/>
          </draw:line>
          <draw:line draw:style-name="gr4" draw:text-style-name="P1" draw:layer="layout" svg:x1="13.6cm" svg:y1="4cm" svg:x2="14cm" svg:y2="4cm">
            <text:p/>
          </draw:line>
          <draw:line draw:style-name="gr4" draw:text-style-name="P1" draw:layer="layout" svg:x1="14cm" svg:y1="3cm" svg:x2="14cm" svg:y2="4cm">
            <text:p/>
          </draw:line>
          <draw:line draw:style-name="gr4" draw:text-style-name="P1" draw:layer="layout" svg:x1="13.6cm" svg:y1="4.5cm" svg:x2="14cm" svg:y2="4.5cm">
            <text:p/>
          </draw:line>
          <draw:line draw:style-name="gr4" draw:text-style-name="P1" draw:layer="layout" svg:x1="14cm" svg:y1="4.5cm" svg:x2="14cm" svg:y2="5cm">
            <text:p/>
          </draw:line>
          <draw:line draw:style-name="gr4" draw:text-style-name="P1" draw:layer="layout" svg:x1="13cm" svg:y1="4.5cm" svg:x2="13.4cm" svg:y2="4.5cm">
            <text:p/>
          </draw:line>
          <draw:custom-shape draw:style-name="gr11" draw:text-style-name="P7" draw:layer="layout" svg:width="0.2cm" svg:height="0.2cm" draw:transform="rotate (1.5707963267949) translate (13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4.3cm" svg:y1="7.3cm" svg:x2="14.3cm" svg:y2="6.7cm">
            <text:p/>
          </draw:line>
          <draw:custom-shape draw:style-name="gr10" draw:text-style-name="P6" draw:layer="layout" svg:width="0.2cm" svg:height="0.12cm" svg:x="14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4.2cm" svg:y1="6.94cm" svg:x2="14.4cm" svg:y2="6.94cm">
            <text:p/>
          </draw:line>
          <draw:line draw:style-name="gr4" draw:text-style-name="P1" draw:layer="layout" svg:x1="14.3cm" svg:y1="6.7cm" svg:x2="14.3cm" svg:y2="6.5cm">
            <text:p/>
          </draw:line>
          <draw:line draw:style-name="gr4" draw:text-style-name="P1" draw:layer="layout" svg:x1="14.3cm" svg:y1="7.5cm" svg:x2="14.3cm" svg:y2="7.3cm">
            <text:p/>
          </draw:line>
          <draw:line draw:style-name="gr4" draw:text-style-name="P1" draw:layer="layout" svg:x1="14.3cm" svg:y1="6.5cm" svg:x2="14cm" svg:y2="6.5cm">
            <text:p/>
          </draw:line>
          <draw:g>
            <draw:line draw:style-name="gr4" draw:text-style-name="P1" draw:layer="layout" svg:x1="13.4cm" svg:y1="6.5cm" svg:x2="13.4cm" svg:y2="7.5cm">
              <text:p/>
            </draw:line>
            <draw:line draw:style-name="gr4" draw:text-style-name="P1" draw:layer="layout" svg:x1="13.6cm" svg:y1="6.3cm" svg:x2="13.6cm" svg:y2="7.7cm">
              <text:p/>
            </draw:line>
            <draw:line draw:style-name="gr4" draw:text-style-name="P1" draw:layer="layout" svg:x1="13.6cm" svg:y1="7.5cm" svg:x2="14cm" svg:y2="7.5cm">
              <text:p/>
            </draw:line>
            <draw:line draw:style-name="gr4" draw:text-style-name="P1" draw:layer="layout" svg:x1="13.6cm" svg:y1="7cm" svg:x2="14cm" svg:y2="7cm">
              <text:p/>
            </draw:line>
            <draw:line draw:style-name="gr4" draw:text-style-name="P1" draw:layer="layout" svg:x1="14cm" svg:y1="8cm" svg:x2="14cm" svg:y2="7cm">
              <text:p/>
            </draw:line>
            <draw:line draw:style-name="gr4" draw:text-style-name="P1" draw:layer="layout" svg:x1="13.6cm" svg:y1="6.5cm" svg:x2="14cm" svg:y2="6.5cm">
              <text:p/>
            </draw:line>
            <draw:line draw:style-name="gr4" draw:text-style-name="P1" draw:layer="layout" svg:x1="14cm" svg:y1="6.5cm" svg:x2="14cm" svg:y2="6cm">
              <text:p/>
            </draw:line>
            <draw:line draw:style-name="gr4" draw:text-style-name="P1" draw:layer="layout" svg:x1="13cm" svg:y1="7.5cm" svg:x2="13.4cm" svg:y2="7.5cm">
              <text:p/>
            </draw:line>
            <draw:custom-shape draw:style-name="gr11" draw:text-style-name="P7" draw:layer="layout" svg:width="0.2cm" svg:height="0.2cm" draw:transform="rotate (1.5707963267949) translate (13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4.3cm" svg:y1="7.5cm" svg:x2="14cm" svg:y2="7.5cm">
            <text:p/>
          </draw:line>
        </draw:g>
        <draw:g>
          <draw:line draw:style-name="gr4" draw:text-style-name="P1" draw:layer="layout" svg:x1="11.4cm" svg:y1="6.5cm" svg:x2="11.4cm" svg:y2="7.5cm">
            <text:p/>
          </draw:line>
          <draw:line draw:style-name="gr4" draw:text-style-name="P1" draw:layer="layout" svg:x1="11.6cm" svg:y1="6.3cm" svg:x2="11.6cm" svg:y2="7.7cm">
            <text:p/>
          </draw:line>
          <draw:line draw:style-name="gr4" draw:text-style-name="P1" draw:layer="layout" svg:x1="11.6cm" svg:y1="7.5cm" svg:x2="12cm" svg:y2="7.5cm">
            <text:p/>
          </draw:line>
          <draw:line draw:style-name="gr4" draw:text-style-name="P1" draw:layer="layout" svg:x1="12cm" svg:y1="8cm" svg:x2="12cm" svg:y2="7.5cm">
            <text:p/>
          </draw:line>
          <draw:line draw:style-name="gr4" draw:text-style-name="P1" draw:layer="layout" svg:x1="11.6cm" svg:y1="6.5cm" svg:x2="12cm" svg:y2="6.5cm">
            <text:p/>
          </draw:line>
          <draw:line draw:style-name="gr4" draw:text-style-name="P1" draw:layer="layout" svg:x1="12cm" svg:y1="6.5cm" svg:x2="12cm" svg:y2="6cm">
            <text:p/>
          </draw:line>
          <draw:line draw:style-name="gr4" draw:text-style-name="P1" draw:layer="layout" svg:x1="11cm" svg:y1="7cm" svg:x2="11.4cm" svg:y2="7cm">
            <text:p/>
          </draw:line>
          <draw:custom-shape draw:style-name="gr11" draw:text-style-name="P7" draw:layer="layout" svg:width="0.2cm" svg:height="0.2cm" draw:transform="rotate (-1.5707963267949) translate (12cm 7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1.4cm" svg:y1="3.5cm" svg:x2="11.4cm" svg:y2="4.5cm">
            <text:p/>
          </draw:line>
          <draw:line draw:style-name="gr4" draw:text-style-name="P1" draw:layer="layout" svg:x1="11.6cm" svg:y1="3.3cm" svg:x2="11.6cm" svg:y2="4.7cm">
            <text:p/>
          </draw:line>
          <draw:line draw:style-name="gr4" draw:text-style-name="P1" draw:layer="layout" svg:x1="11.6cm" svg:y1="4.5cm" svg:x2="12cm" svg:y2="4.5cm">
            <text:p/>
          </draw:line>
          <draw:line draw:style-name="gr4" draw:text-style-name="P1" draw:layer="layout" svg:x1="12cm" svg:y1="5cm" svg:x2="12cm" svg:y2="4.5cm">
            <text:p/>
          </draw:line>
          <draw:line draw:style-name="gr4" draw:text-style-name="P1" draw:layer="layout" svg:x1="11.6cm" svg:y1="3.5cm" svg:x2="12cm" svg:y2="3.5cm">
            <text:p/>
          </draw:line>
          <draw:line draw:style-name="gr4" draw:text-style-name="P1" draw:layer="layout" svg:x1="12cm" svg:y1="3.5cm" svg:x2="12cm" svg:y2="3cm">
            <text:p/>
          </draw:line>
          <draw:line draw:style-name="gr4" draw:text-style-name="P1" draw:layer="layout" svg:x1="11cm" svg:y1="4cm" svg:x2="11.4cm" svg:y2="4cm">
            <text:p/>
          </draw:line>
          <draw:custom-shape draw:style-name="gr11" draw:text-style-name="P7" draw:layer="layout" svg:width="0.2cm" svg:height="0.2cm" draw:transform="rotate (-1.5707963267949) translate (11.8cm 3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9" draw:text-style-name="P13" draw:layer="layout" svg:width="1.226cm" svg:height="0.569cm" svg:x="4.144cm" svg:y="2.075cm">
          <draw:text-box>
            <text:p text:style-name="P2"><text:span text:style-name="T7">Circle</text:span></text:p>
          </draw:text-box>
        </draw:frame>
        <draw:g>
          <draw:line draw:style-name="gr38" draw:text-style-name="P1" draw:layer="layout" svg:x1="4.5cm" svg:y1="6.7cm" svg:x2="4.5cm" svg:y2="7.3cm">
            <text:p/>
          </draw:line>
          <draw:line draw:style-name="gr4" draw:text-style-name="P1" draw:layer="layout" svg:x1="4.5cm" svg:y1="6.8cm" svg:x2="5cm" svg:y2="6.5cm">
            <text:p/>
          </draw:line>
          <draw:line draw:style-name="gr4" draw:text-style-name="P1" draw:layer="layout" svg:x1="4.5cm" svg:y1="7.2cm" svg:x2="5cm" svg:y2="7.5cm">
            <text:p/>
          </draw:line>
          <draw:line draw:style-name="gr4" draw:text-style-name="P1" draw:layer="layout" svg:x1="4cm" svg:y1="7cm" svg:x2="4.5cm" svg:y2="7cm">
            <text:p/>
          </draw:line>
          <draw:custom-shape draw:style-name="gr5" draw:text-style-name="P5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6cm" svg:x2="5cm" svg:y2="6.5cm">
            <text:p/>
          </draw:line>
          <draw:line draw:style-name="gr4" draw:text-style-name="P1" draw:layer="layout" svg:x1="5cm" svg:y1="7.5cm" svg:x2="5cm" svg:y2="8cm">
            <text:p/>
          </draw:line>
          <draw:custom-shape draw:style-name="gr11" draw:text-style-name="P7" draw:layer="layout" svg:width="0.2cm" svg:height="0.2cm" draw:transform="rotate (1.03044239037745) translate (4.6cm 7.36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0" draw:text-style-name="P18" draw:layer="layout" svg:width="1.399cm" svg:height="0.965cm" svg:x="11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1</text:span></text:p>
          </draw:text-box>
        </draw:frame>
        <draw:frame draw:style-name="gr40" draw:text-style-name="P18" draw:layer="layout" svg:width="1.399cm" svg:height="0.965cm" svg:x="13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2</text:span></text:p>
          </draw:text-box>
        </draw:frame>
        <draw:g>
          <draw:line draw:style-name="gr38" draw:text-style-name="P1" draw:layer="layout" svg:x1="2.5cm" svg:y1="3.7cm" svg:x2="2.5cm" svg:y2="4.3cm">
            <text:p/>
          </draw:line>
          <draw:line draw:style-name="gr4" draw:text-style-name="P1" draw:layer="layout" svg:x1="2.5cm" svg:y1="3.8cm" svg:x2="3cm" svg:y2="3.5cm">
            <text:p/>
          </draw:line>
          <draw:line draw:style-name="gr4" draw:text-style-name="P1" draw:layer="layout" svg:x1="2.5cm" svg:y1="4.2cm" svg:x2="3cm" svg:y2="4.5cm">
            <text:p/>
          </draw:line>
          <draw:line draw:style-name="gr4" draw:text-style-name="P1" draw:layer="layout" svg:x1="2cm" svg:y1="4cm" svg:x2="2.5cm" svg:y2="4cm">
            <text:p/>
          </draw:line>
          <draw:line draw:style-name="gr4" draw:text-style-name="P1" draw:layer="layout" svg:x1="3cm" svg:y1="3cm" svg:x2="3cm" svg:y2="3.5cm">
            <text:p/>
          </draw:line>
          <draw:line draw:style-name="gr4" draw:text-style-name="P1" draw:layer="layout" svg:x1="3cm" svg:y1="4.5cm" svg:x2="3cm" svg:y2="5cm">
            <text:p/>
          </draw:line>
          <draw:custom-shape draw:style-name="gr11" draw:text-style-name="P7" draw:layer="layout" svg:width="0.2cm" svg:height="0.2cm" draw:transform="rotate (-0.99413954193597) translate (2.782cm 3.49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8" draw:text-style-name="P1" draw:layer="layout" svg:x1="2.5cm" svg:y1="6.7cm" svg:x2="2.5cm" svg:y2="7.3cm">
            <text:p/>
          </draw:line>
          <draw:line draw:style-name="gr4" draw:text-style-name="P1" draw:layer="layout" svg:x1="2.5cm" svg:y1="6.8cm" svg:x2="3cm" svg:y2="6.5cm">
            <text:p/>
          </draw:line>
          <draw:line draw:style-name="gr4" draw:text-style-name="P1" draw:layer="layout" svg:x1="2.5cm" svg:y1="7.2cm" svg:x2="3cm" svg:y2="7.5cm">
            <text:p/>
          </draw:line>
          <draw:line draw:style-name="gr4" draw:text-style-name="P1" draw:layer="layout" svg:x1="2cm" svg:y1="7cm" svg:x2="2.5cm" svg:y2="7cm">
            <text:p/>
          </draw:line>
          <draw:line draw:style-name="gr4" draw:text-style-name="P1" draw:layer="layout" svg:x1="3cm" svg:y1="6cm" svg:x2="3cm" svg:y2="6.5cm">
            <text:p/>
          </draw:line>
          <draw:line draw:style-name="gr4" draw:text-style-name="P1" draw:layer="layout" svg:x1="3cm" svg:y1="7.5cm" svg:x2="3cm" svg:y2="8cm">
            <text:p/>
          </draw:line>
          <draw:custom-shape draw:style-name="gr11" draw:text-style-name="P7" draw:layer="layout" svg:width="0.2cm" svg:height="0.2cm" draw:transform="rotate (1.03044239037745) translate (2.626cm 7.38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1" draw:text-style-name="P13" draw:layer="layout" svg:width="1.666cm" svg:height="0.569cm" svg:x="2.134cm" svg:y="2.031cm">
          <draw:text-box>
            <text:p text:style-name="P2"><text:span text:style-name="T7">No Circle</text:span></text:p>
          </draw:text-box>
        </draw:frame>
        <draw:frame draw:style-name="gr42" draw:text-style-name="P18" draw:layer="layout" svg:width="1.878cm" svg:height="0.569cm" svg:x="7cm" svg:y="1.431cm">
          <draw:text-box>
            <text:p text:style-name="P2"><text:span text:style-name="T7">MOSFETS</text:span></text:p>
          </draw:text-box>
        </draw:frame>
        <draw:line draw:style-name="gr43" draw:text-style-name="P1" draw:layer="layout" svg:x1="6cm" svg:y1="2cm" svg:x2="6cm" svg:y2="8cm">
          <text:p/>
        </draw:line>
        <draw:g>
          <draw:line draw:style-name="gr4" draw:text-style-name="P1" draw:layer="layout" svg:x1="16.6cm" svg:y1="3.3cm" svg:x2="16.6cm" svg:y2="4.7cm">
            <text:p/>
          </draw:line>
          <draw:line draw:style-name="gr4" draw:text-style-name="P1" draw:layer="layout" svg:x1="16.6cm" svg:y1="4.5cm" svg:x2="17cm" svg:y2="4.5cm">
            <text:p/>
          </draw:line>
          <draw:line draw:style-name="gr4" draw:text-style-name="P1" draw:layer="layout" svg:x1="17cm" svg:y1="5cm" svg:x2="17cm" svg:y2="4.5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3.5cm" svg:x2="17cm" svg:y2="3cm">
            <text:p/>
          </draw:line>
          <draw:line draw:style-name="gr4" draw:text-style-name="P1" draw:layer="layout" svg:x1="16cm" svg:y1="4cm" svg:x2="16.6cm" svg:y2="4cm">
            <text:p/>
          </draw:line>
          <draw:custom-shape draw:style-name="gr11" draw:text-style-name="P7" draw:layer="layout" svg:width="0.2cm" svg:height="0.2cm" draw:transform="rotate (-1.5707963267949) translate (16.5cm 3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4" draw:text-style-name="P18" draw:layer="layout" svg:width="1.298cm" svg:height="0.569cm" svg:x="16.002cm" svg:y="1.431cm">
          <draw:text-box>
            <text:p text:style-name="P2"><text:span text:style-name="T7">JFETs</text:span></text:p>
          </draw:text-box>
        </draw:frame>
        <draw:frame draw:style-name="gr45" draw:text-style-name="P18" draw:layer="layout" svg:width="1.552cm" svg:height="0.489cm" svg:x="16cm" svg:y="5.011cm">
          <draw:text-box>
            <text:p text:style-name="P2"><text:span text:style-name="T10">P-Ch JFET</text:span></text:p>
          </draw:text-box>
        </draw:frame>
        <draw:g>
          <draw:line draw:style-name="gr4" draw:text-style-name="P1" draw:layer="layout" svg:x1="16.578cm" svg:y1="6.3cm" svg:x2="16.578cm" svg:y2="7.7cm">
            <text:p/>
          </draw:line>
          <draw:line draw:style-name="gr4" draw:text-style-name="P1" draw:layer="layout" svg:x1="16.578cm" svg:y1="7.5cm" svg:x2="16.978cm" svg:y2="7.5cm">
            <text:p/>
          </draw:line>
          <draw:line draw:style-name="gr4" draw:text-style-name="P1" draw:layer="layout" svg:x1="16.978cm" svg:y1="8cm" svg:x2="16.978cm" svg:y2="7.5cm">
            <text:p/>
          </draw:line>
          <draw:line draw:style-name="gr4" draw:text-style-name="P1" draw:layer="layout" svg:x1="16.578cm" svg:y1="6.5cm" svg:x2="16.978cm" svg:y2="6.5cm">
            <text:p/>
          </draw:line>
          <draw:line draw:style-name="gr4" draw:text-style-name="P1" draw:layer="layout" svg:x1="16.978cm" svg:y1="6.5cm" svg:x2="16.978cm" svg:y2="6cm">
            <text:p/>
          </draw:line>
          <draw:line draw:style-name="gr4" draw:text-style-name="P1" draw:layer="layout" svg:x1="15.978cm" svg:y1="7cm" svg:x2="16.6cm" svg:y2="7cm">
            <text:p/>
          </draw:line>
          <draw:custom-shape draw:style-name="gr11" draw:text-style-name="P7" draw:layer="layout" svg:width="0.2cm" svg:height="0.2cm" draw:transform="rotate (-1.5707963267949) translate (16.478cm 6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6" draw:text-style-name="P18" draw:layer="layout" svg:width="1.565cm" svg:height="0.489cm" svg:x="16cm" svg:y="8cm">
          <draw:text-box>
            <text:p text:style-name="P2"><text:span text:style-name="T10">N-Ch JFET</text:span></text:p>
          </draw:text-box>
        </draw:frame>
        <draw:line draw:style-name="gr43" draw:text-style-name="P1" draw:layer="layout" svg:x1="15cm" svg:y1="2cm" svg:x2="15cm" svg:y2="8cm">
          <text:p/>
        </draw:line>
        <draw:frame draw:style-name="gr47" draw:text-style-name="P18" draw:layer="layout" svg:width="0.934cm" svg:height="0.489cm" svg:x="2.5cm" svg:y="2.511cm">
          <draw:text-box>
            <text:p text:style-name="P2"><text:span text:style-name="T10">PNP</text:span></text:p>
          </draw:text-box>
        </draw:frame>
        <draw:frame draw:style-name="gr48" draw:text-style-name="P13" draw:layer="layout" svg:width="1.124cm" svg:height="0.569cm" svg:x="3.234cm" svg:y="1.5cm">
          <draw:text-box>
            <text:p text:style-name="P2"><text:span text:style-name="T7">BJTs</text:span></text:p>
          </draw:text-box>
        </draw:frame>
        <draw:frame draw:style-name="gr49" draw:text-style-name="P18" draw:layer="layout" svg:width="0.947cm" svg:height="0.489cm" svg:x="2.5cm" svg:y="5.5cm">
          <draw:text-box>
            <text:p text:style-name="P2"><text:span text:style-name="T10">NP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7-03T15:11:46.195000000</dc:date>
    <meta:editing-duration>P1DT4H23M47S</meta:editing-duration>
    <meta:editing-cycles>56</meta:editing-cycles>
    <meta:generator>LibreOffice/6.4.4.2$Windows_X86_64 LibreOffice_project/3d775be2011f3886db32dfd395a6a6d1ca2630ff</meta:generator>
    <meta:document-statistic meta:object-count="344"/>
  </office:meta>
</office:document-meta>
</file>